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list-style-name="L1">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6">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7">
      <style:text-properties fo:font-size="14pt" style:text-underline-style="none" fo:font-weight="normal" style:font-size-asian="14pt" style:font-weight-asian="normal" style:font-size-complex="14pt" style:font-weight-complex="normal"/>
    </style:style>
    <style:style style:name="P11" style:family="paragraph" style:parent-style-name="Standard">
      <style:text-properties fo:font-size="14pt" style:font-size-asian="14pt" style:font-size-complex="14pt"/>
    </style:style>
    <style:style style:name="P12" style:family="paragraph" style:parent-style-name="Standard" style:list-style-name="L3">
      <style:text-properties fo:font-size="14pt" style:font-size-asian="14pt" style:font-size-complex="14pt"/>
    </style:style>
    <style:style style:name="P13" style:family="paragraph" style:parent-style-name="Standard" style:list-style-name="L4">
      <style:text-properties fo:font-size="14pt" style:font-size-asian="14pt" style:font-size-complex="14pt"/>
    </style:style>
    <style:style style:name="P14" style:family="paragraph" style:parent-style-name="Standard" style:list-style-name="L5">
      <style:text-properties fo:font-size="14pt" style:font-size-asian="14pt" style:font-size-complex="14pt"/>
    </style:style>
    <style:style style:name="P1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ktbegründung</text:p>
      <text:p text:style-name="P1"/>
      <text:p text:style-name="P2">EXPOSÈ</text:p>
      <text:p text:style-name="P1">Durch nach denken von verschiedenen Exposés und mit der Berücksichtigung der Nutzungsproblem, welches die Zielsetzung entsprechen, haben wir letzt endlich für ein Park App spezifisch für die TH-Köln, aber als Prototyp Campus Gummersbach entschieden. Da das Parken an der TH -Köln ein Alltagsproblem ist. </text:p>
      <text:p text:style-name="P1"/>
      <text:p text:style-name="P2">MEILENSTEIN 2</text:p>
      <text:p text:style-name="P2"/>
      <text:p text:style-name="P1">Eine Marktrecherche muss durchgeführt werden um zu wissen, ob eine solche Park App schon existiert oder nicht. Hier bei wurden zwei Konkurrenz Apps angeschaut. Es gibt sehr viele Park App, doch keins für die TH-Köln. Außerdem entsprechen die Funktionen mit der …. ? <text:s/>. Konkurrenz Produkte helfen bei der Erstellung der Alleinstellungsmerkmale, in denen man weiss welche Funktionalitäten man gezielt erstellen soll. </text:p>
      <text:p text:style-name="P1"/>
      <text:p text:style-name="P1">Um das Ziel zu erreichen sollte die Anwendung viele, aber gezielte Benutzergruppen ansprechen, hierbei fallen 3 Aspekte, uns zwar einmal die strategische-, taktische-, und Operative Ziele . Für eine genaue Benutzermodellierung und Anforderungen erstellen zu können, ist es sehr wichtig eine Domainrecherche durchzuführen.</text:p>
      <text:p text:style-name="P1"/>
      <text:p text:style-name="P5">Da es ein leicht bedienbares System ist, wurde in der MCI-Vorgehensmodell das Standard ISO NORM Teil 210 ausgewählt, dort wird der Benutzer konkret analysiert und in jedem Entwicklungsschritt mit eingebunden. </text:p>
      <text:p text:style-name="P5"/>
      <text:p text:style-name="P5">Um die genaue Verteilheit und die Kommunikationsabläufe des Systems präsentieren zu könne, müssen folgende Aspekte betrachten:</text:p>
      <text:list xml:id="list6840249644595659319" text:style-name="L1">
        <text:list-item>
          <text:list>
            <text:list-item>
              <text:p text:style-name="P8">eine mobile Anwendung mit der Programmiersprache JAVA</text:p>
            </text:list-item>
            <text:list-item>
              <text:p text:style-name="P8">sozusagen ein Android App</text:p>
            </text:list-item>
            <text:list-item>
              <text:p text:style-name="P8">Server Sprache: SQL, MySQL, PHP</text:p>
            </text:list-item>
          </text:list>
        </text:list-item>
      </text:list>
      <text:p text:style-name="P5"/>
      <text:p text:style-name="P5">Bei der POC wird betrachtet ob die erstellte Alleinstellungsmerkmalen <text:s/>funktionieren. Dabei ist es wichtig, dass die Sicherheit, Datenschutz und Zuverlässigkeit des Systems dar sind. Die Kommunikation zwischen Client und Server muss sicher gestellt werden, um die Daten verifizieren. </text:p>
      <text:p text:style-name="P5"/>
      <text:p text:style-name="P5"/>
      <text:p text:style-name="P5"/>
      <text:p text:style-name="P3">Protokoll: Oktober 2015</text:p>
      <text:p text:style-name="P5">Durch die ganzen Recherchen ergab sich, dass viele Park Apps existieren, doch mit <text:s/>jegliche vielen nicht benötigten Funktionen. <text:s/>Es ist wichtig die Benutzer frieden zu stellen und auf deren Wünsche eingehen. Ein App sollte leicht bedienbar sein, in dem er kurz die Informationen der jeweiligen Parkplatz anzeigen. </text:p>
      <text:p text:style-name="P5"/>
      <text:p text:style-name="P2"><text:soft-page-break/>MEILENSTEIN 3</text:p>
      <text:p text:style-name="P1"/>
      <text:p text:style-name="P1">Die Identifizierung der Stakholder, Refinement, Nutzungskontexte und User Profiles wurde bei der Benutzermodell erstellt. Benutzungsmodell dient zur Hilfe der Repräsentation der Benutzer und deren Beziehung zum System. Später wird daraus die Szenarien und Personae entwickelt, und ist für später eine große Hilfe bei den Prototypen. </text:p>
      <text:p text:style-name="P1"/>
      <text:p text:style-name="P1">In der Benutzungsmodell wird <text:s/>es in Methoden aufgeteilt. Hier werden die in Benutzermodell erstellten Anforderungen in zwei unterschiedliche „Use Cases“ angelegt, da dort die wichtige Punkte herausgeben werden kann. Die benutzten User Cases sind <text:s/>„Essential Use Case“ und „Concrete User Cases“.</text:p>
      <text:p text:style-name="P1"/>
      <text:p text:style-name="P1">Um die Anforderungen genauer zu betrachten wird eine Liste erstellt in dem man entscheiden kann ob die erstellten Anforderungen Funktional oder NICHT-Funktional sind, welches mit eine Priorität von 1-10 bestimmt, wobei 1=niedrig und 10=sehr hoch bedeutet. </text:p>
      <text:p text:style-name="P1"/>
      <text:p text:style-name="P1"><text:span text:style-name="T1">Protokoll: Oktober 2015</text:span> </text:p>
      <text:list xml:id="list595721698092418370" text:style-name="L3">
        <text:list-item>
          <text:p text:style-name="P12">POC wurde zu ende gestellt.</text:p>
        </text:list-item>
        <text:list-item>
          <text:p text:style-name="P12">Risiken wurden überarbeitet</text:p>
        </text:list-item>
      </text:list>
      <text:list xml:id="list4149625949213953570" text:style-name="L4">
        <text:list-item>
          <text:p text:style-name="P13">POCs wurde zu ende gestellt, und getestet</text:p>
        </text:list-item>
      </text:list>
      <text:p text:style-name="P1"/>
      <text:p text:style-name="P3">Protokoll: November 2015</text:p>
      <text:list xml:id="list2628474269263544132" text:style-name="L5">
        <text:list-item>
          <text:p text:style-name="P14">Die Kommunikationsmodell wahr sehr ausführlich und musste nochmal überarbeitet werden.</text:p>
        </text:list-item>
        <text:list-item>
          <text:p text:style-name="P14">Die Szenarien wurden erneuert bearbeitet und hochgeladen </text:p>
        </text:list-item>
      </text:list>
      <text:p text:style-name="P1"/>
      <text:p text:style-name="P1"/>
      <text:p text:style-name="P2">MEILENSTEIN 4</text:p>
      <text:p text:style-name="P2"/>
      <text:p text:style-name="P6">In der Datenstruktur wurde als erstes die notwendige Strukturierung der Daten ausführlich besprochen. Dadurch wurde ein ER-Relationship Diagramm erstellt. Das Diagramm stellt eine Hilfe dar, in dem die mögliche Relationen zwischen den Objekte zu spezifizieren. Außerdem wurde für alle Methoden in der WBA-Modellierung <text:s/>stehenden Ressourcen eine XML Schemata aufgelistet. </text:p>
      <text:p text:style-name="P2"/>
      <text:p text:style-name="P6">Als Datenbank wurde die SQL Datenbank ausgewählt, <text:s/>um die <text:s/>Parkplatz und Benutzerdaten zu Speichern und da sich die Anzahl der freien Parkplätze permanent sich verändert. Außerdem bleibt auch nach einem Beenden des Java-Servers die Daten.</text:p>
      <text:p text:style-name="P6">In der Meilenstein 2 ausgewählte „Paperbased-Prototyping wurde ausgeführt. Da dieses Prototyp keine Kosten benötigen, weil es sich um Zeichnungen auf Papier handelt. Außerdem ist es im Vorteil, da Änderungen jeglicher Art schnellstmöglich <text:soft-page-break/>zu Stande bringen kann.</text:p>
      <text:p text:style-name="P6"/>
      <text:p text:style-name="P17">Protokoll: November 2015</text:p>
      <text:list xml:id="list4009165480980880482" text:style-name="L6">
        <text:list-item>
          <text:p text:style-name="P9">zeichnen der Prototypen</text:p>
        </text:list-item>
        <text:list-item>
          <text:p text:style-name="P9">ER-Modellierung überarbeitet</text:p>
        </text:list-item>
      </text:list>
      <text:p text:style-name="P2"/>
      <text:p text:style-name="P2">MEILENSTEIN 5</text:p>
      <text:p text:style-name="P2"/>
      <text:p text:style-name="P6">Das Ziel der Evaluation ist es, um die App „Papier Basiert“ mit zwei Testpersonen zu Testen. In diesem Teil sollen die Testpersonen durch laut denken ihre Meinungen zu diesem App, Vor- und Nachteile äußern. Das hilft zur Verbesserungsvorschlägen.</text:p>
      <text:p text:style-name="P6">Bei der Think Alound wurde von der Benutzergruppen her , ehr die Studenten ausgewählt, da die meisten Park beschweren von den Studenten kommen. </text:p>
      <text:p text:style-name="P6"><text:s/></text:p>
      <text:p text:style-name="P17">Protokoll: Dezember 2015</text:p>
      <text:list xml:id="list4866483248129751665" text:style-name="L7">
        <text:list-item>
          <text:p text:style-name="P10">Think Alound Videos gedreht, geschnitten</text:p>
        </text:list-item>
        <text:list-item>
          <text:p text:style-name="P10">auf Kritik der Testpersonen eingegangen</text:p>
        </text:list-item>
        <text:list-item>
          <text:p text:style-name="P10">die Änderungen der „Papier Basierte“ Prototypen vorgenommen</text:p>
        </text:list-item>
      </text:list>
      <text:p text:style-name="P6"/>
      <text:p text:style-name="P2">MEILENSTEIN 6</text:p>
      <text:p text:style-name="P6"/>
      <text:p text:style-name="P6"/>
      <text:p text:style-name="P6">SQL ist eine Datenbanksprache die Datenstrukturen in relationalen Datenbanken definieren. Deren Aufgabe ist es bearbeiten (Einfügen, Verändern, Löschen) und Abfragen von darauf basierenden Datenbeständen. Da hauptsächlich die Parkplätze und Benutzerdaten speichert werden. Die Anzahl der freien Parkplätze ändert sich permanent und diese Daten bleiben auch nach einem Beenden des Java-Servers gespeichert. Die Datenbank enthält die User, Parkplätze und User Gruppen. Der Server findet die richtigen Server und Port durch REST API . Die Kommunikation zwischen den Client und Server erfolgt durch die selbst erstellten Protokolle A und B. Es besteht zwei Clients. Das erste ist die THParkplatzApp und die <text:s/>zweite ParkplatzSoftware. </text:p>
      <text:p text:style-name="P6"/>
      <text:p text:style-name="P16">Fazit</text:p>
      <text:p text:style-name="P16"/>
      <text:p text:style-name="P5">Am Anfang des Projek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lin ö</meta:initial-creator>
    <meta:creation-date>2016-01-18T17:37:37</meta:creation-date>
    <meta:generator>OpenOffice/4.1.2$Unix OpenOffice.org_project/412m3$Build-9782</meta:generator>
    <dc:date>2016-01-18T21:30:59</dc:date>
    <dc:creator>selin ö</dc:creator>
    <meta:editing-duration>PT3H52M18S</meta:editing-duration>
    <meta:editing-cycles>4</meta:editing-cycles>
    <meta:document-statistic meta:table-count="0" meta:image-count="0" meta:object-count="0" meta:page-count="3" meta:paragraph-count="44" meta:word-count="799" meta:character-count="5633"/>
  </office:meta>
</office:document-meta>
</file>